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05cm" fo:min-width="16.5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5cm" fo:min-width="7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7.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5cm" fo:min-width="16.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0.85cm" fo:min-width="5.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0.85cm" fo:min-width="5.3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min-height="0.85cm" fo:min-width="5.3cm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fill-color="#000000" draw:textarea-vertical-align="middle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2.05cm" fo:min-width="7.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8.95cm" fo:min-width="9.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1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33ff99" draw:textarea-horizontal-align="justify" draw:textarea-vertical-align="middle" draw:auto-grow-height="false" fo:min-height="0.85cm" fo:min-width="5.3cm" fo:padding-top="0.175cm" fo:padding-bottom="0.175cm" fo:padding-left="0.3cm" fo:padding-right="0.3cm"/>
    </style:style>
    <style:style style:name="gr15" style:family="graphic" style:parent-style-name="objectwithoutfill">
      <style:graphic-properties draw:fill="none" draw:fill-color="#ffffff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7.15cm" fo:min-width="12.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cm" fo:min-width="11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min-height="0.85cm" fo:min-width="3.429cm" fo:padding-top="0.175cm" fo:padding-bottom="0.175cm" fo:padding-left="0.3cm" fo:padding-right="0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5cm" fo:min-width="12.4cm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min-height="0.85cm" fo:min-width="3.529cm" fo:padding-top="0.175cm" fo:padding-bottom="0.175cm" fo:padding-left="0.3cm" fo:padding-right="0.3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65cm" fo:min-width="7.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5.95cm" fo:min-width="9.8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5cm" fo:min-width="16.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7.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7.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16.5cm" fo:padding-top="0.175cm" fo:padding-bottom="0.175cm" fo:padding-left="0.3cm" fo:padding-right="0.3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5cm" fo:min-width="12.4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4.15cm" fo:min-width="9.6cm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min-height="0.85cm" fo:min-width="6.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ffff99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33ff99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ffff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99"/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33ff99"/>
      <style:paragraph-properties fo:text-align="center"/>
      <style:text-properties fo:font-size="18pt"/>
    </style:style>
    <style:style style:name="P21" style:family="paragraph">
      <loext:graphic-properties draw:fill-color="#ffffff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07cm" svg:height="17.3cm" svg:x="6.03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1cm" svg:y1="2.2cm" svg:x2="28.1cm" svg:y2="2.2cm">
          <text:p/>
        </draw:line>
        <draw:custom-shape draw:style-name="gr3" draw:text-style-name="P3" draw:layer="layout" svg:width="8.1cm" svg:height="2.1cm" svg:x="28cm" svg:y="2.2cm">
          <text:p text:style-name="P1">DIMENSÕES: 300X300 CM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4cm" svg:height="2cm" svg:x="10cm" svg:y="8cm">
          <text:p text:style-name="P1">***************************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cm" svg:height="1.2cm" svg:x="6cm" svg:y="2.2cm">
          <text:p text:style-name="P4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9cm" svg:height="1.2cm" svg:x="11.3cm" svg:y="11.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9cm" svg:height="1.2cm" svg:x="-7.8cm" svg:y="4cm">
          <text:p text:style-name="P1">CONFIRMAR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9cm" svg:height="1.2cm" svg:x="11.3cm" svg:y="14.1cm">
          <text:p text:style-name="P1">CONFIRMAR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8.4cm" svg:y1="8.1cm" svg:x2="27.8cm" svg:y2="8.1cm">
          <text:p/>
        </draw:line>
        <draw:custom-shape draw:style-name="gr10" draw:text-style-name="P7" draw:layer="layout" svg:width="8.1cm" svg:height="2.3cm" svg:x="-8.1cm" svg:y="0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cm" svg:height="9.3cm" svg:x="27.7cm" svg:y="8.1cm">
          <text:p text:style-name="P1">ÁREA DE VISUALIZAÇÃO</text:p>
          <text:p text:style-name="P1">DE TEXTO:</text:p>
          <text:p text:style-name="P1"/>
          <text:p text:style-name="P1">SAIDAS: </text:p>
          <text:p text:style-name="P1"/>
          <text:p text:style-name="P1">*LEITURA USUARIO(DOUBLE)</text:p>
          <text:p text:style-name="P1"/>
          <text:p text:style-name="P1">*TRUE – SUCESSO</text:p>
          <text:p text:style-name="P1"/>
          <text:p text:style-name="P1">*FALSE – LOGIN INVÁLIDO, </text:p>
          <text:p text:style-name="P1">TENTE NOVAMENTE</text:p>
          <text:p text:style-name="P1"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.456cm" svg:height="0.962cm" svg:x="10.9cm" svg:y="0.5cm">
          <draw:text-box>
            <text:p>TELA INICIAL</text:p>
          </draw:text-box>
        </draw:frame>
      </draw:page>
      <draw:page draw:name="page2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7cm" svg:height="2cm" svg:x="6.1cm" svg:y="4.1cm">
          <text:p text:style-name="P1">OLÁ, O QUE DESEJA FAZER HOJE ?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cm" svg:height="1.2cm" svg:x="6cm" svg:y="2.201cm">
          <text:p text:style-name="P4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5.9cm" svg:height="1.2cm" svg:x="6.2cm" svg:y="8.8cm">
          <text:p text:style-name="P1">DEPÓSITO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9cm" svg:height="1.2cm" svg:x="11.5cm" svg:y="14.8cm">
          <text:p text:style-name="P1">CONFIRMAR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159cm" svg:height="0.962cm" svg:x="10.9cm" svg:y="0.501cm">
          <draw:text-box>
            <text:p>TELA DE MENU</text:p>
          </draw:text-box>
        </draw:frame>
        <draw:custom-shape draw:style-name="gr14" draw:text-style-name="P10" draw:layer="layout" svg:width="5.9cm" svg:height="1.2cm" svg:x="6.3cm" svg:y="11.4cm">
          <text:p text:style-name="P1">SAQUE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9cm" svg:height="1.2cm" svg:x="16.8cm" svg:y="8.8cm">
          <text:p text:style-name="P1">SALDO 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9cm" svg:height="1.2cm" svg:x="16.9cm" svg:y="11.4cm">
          <text:p text:style-name="P1">TRANSFERÊNCIA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2.6cm" svg:y1="8.8cm" svg:x2="25.7cm" svg:y2="8.8cm">
          <text:p/>
        </draw:line>
        <draw:custom-shape draw:style-name="gr16" draw:text-style-name="P12" draw:layer="layout" svg:width="12.9cm" svg:height="7.4cm" svg:x="25.7cm" svg:y="6.3cm">
          <text:p text:style-name="P1">BOTÕES: DIMENSÕES: 30X30 CM</text:p>
          <text:p text:style-name="P1"/>
          <text:p text:style-name="P1">EVENTOS: </text:p>
          <text:p text:style-name="P1"/>
          <text:p text:style-name="P1">CLIQUE DO USUÁRIO NO BOTÃO</text:p>
          <text:p text:style-name="P1">CORRESPONDENTE, E </text:p>
          <text:p text:style-name="P1">NO “CONFIRMAR”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4.1cm" svg:x2="25.9cm" svg:y2="4.1cm">
          <text:p/>
        </draw:line>
        <draw:custom-shape draw:style-name="gr17" draw:text-style-name="P12" draw:layer="layout" svg:width="11.5cm" svg:height="1.6cm" svg:x="25.9cm" svg:y="3.9cm">
          <text:p text:style-name="P1">ÁREA DE DESCRIÇÃO (LABEL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4.1cm">
          <text:p text:style-name="P13">QUANTO QUER TRANSFERIR ?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7.1cm" svg:height="1.2cm" svg:x="6cm" svg:y="2.201cm">
          <text:p text:style-name="P15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029cm" svg:height="1.2cm" svg:x="7.171cm" svg:y="13.185cm">
          <text:p text:style-name="P13">CONFIRMAR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6.742cm" svg:height="0.962cm" svg:x="10.9cm" svg:y="0.501cm">
          <draw:text-box>
            <text:p text:style-name="P18">TELA DE DEPÓSITO </text:p>
          </draw:text-box>
        </draw:frame>
        <draw:custom-shape draw:style-name="gr14" draw:text-style-name="P20" draw:layer="layout" svg:width="5.9cm" svg:height="1.2cm" svg:x="-7.2cm" svg:y="1.3cm">
          <text:p text:style-name="P13">TRANSFERÊNCIA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2.9cm" svg:height="2.9cm" svg:x="25.7cm" svg:y="6.3cm">
          <text:p text:style-name="P13">ÁREA DE VISUALIZAÇÃO DE SALDO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4.1cm" svg:x2="25.9cm" svg:y2="4.1cm">
          <text:p/>
        </draw:line>
        <draw:custom-shape draw:style-name="gr17" draw:text-style-name="P21" draw:layer="layout" svg:width="11.5cm" svg:height="1.6cm" svg:x="25.9cm" svg:y="3.9cm">
          <text:p text:style-name="P13">ÁREA DE DESCRIÇÃO (LABEL)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6.7cm">
          <text:p text:style-name="P13">SALDO: 10000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9.1cm">
          <text:p text:style-name="P13">VALOR A DEPÓSITAR: R$ 0.00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2.671cm" svg:y="13.185cm">
          <text:p text:style-name="P13">CORRIG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7.771cm" svg:y="13.185cm">
          <text:p text:style-name="P13">CANCELAR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11.5cm" svg:y="16.8cm">
          <text:p text:style-name="P13">VOLTA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7.2cm" svg:y1="13.1cm" svg:x2="3.4cm" svg:y2="13.2cm">
          <text:p/>
        </draw:line>
        <draw:custom-shape draw:style-name="gr21" draw:text-style-name="P12" draw:layer="layout" svg:width="8.2cm" svg:height="2.9cm" svg:x="-4.7cm" svg:y="12.2cm">
          <text:p text:style-name="P1">BOTÕES: 20X20 CM</text:p>
          <text:p text:style-name="P1"/>
          <text:p text:style-name="P1">“VOLTAR” - 30X30 CM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6.8cm" svg:x2="25.7cm" svg:y2="6.8cm">
          <text:p/>
        </draw:line>
        <draw:line draw:style-name="gr15" draw:text-style-name="P11" draw:layer="layout" svg:x1="23.2cm" svg:y1="10.4cm" svg:x2="27.2cm" svg:y2="10.4cm">
          <text:p/>
        </draw:line>
        <draw:custom-shape draw:style-name="gr22" draw:text-style-name="P12" draw:layer="layout" svg:width="10.3cm" svg:height="6.2cm" svg:x="27.2cm" svg:y="10.3cm">
          <text:p text:style-name="P1">ÁREA DE SAIDA: </text:p>
          <text:p text:style-name="P1"/>
          <text:p text:style-name="P1">LEITURA USUÁRIO (DOUBLE)</text:p>
          <text:p text:style-name="P1"/>
          <text:p text:style-name="P1">VALORADEPOSITAR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4.1cm">
          <text:p text:style-name="P13">QUANTO QUER SACAR ?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7.1cm" svg:height="1.2cm" svg:x="6cm" svg:y="2.201cm">
          <text:p text:style-name="P15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029cm" svg:height="1.2cm" svg:x="7.171cm" svg:y="13.185cm">
          <text:p text:style-name="P13">CONFIRMAR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5.692cm" svg:height="0.962cm" svg:x="10.9cm" svg:y="0.501cm">
          <draw:text-box>
            <text:p text:style-name="P18">TELA DE SAQUE </text:p>
          </draw:text-box>
        </draw:frame>
        <draw:custom-shape draw:style-name="gr14" draw:text-style-name="P20" draw:layer="layout" svg:width="5.9cm" svg:height="1.2cm" svg:x="-7.2cm" svg:y="1.3cm">
          <text:p text:style-name="P13">TRANSFERÊNCIA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2.9cm" svg:height="2.9cm" svg:x="25.7cm" svg:y="6.3cm">
          <text:p text:style-name="P13">ÁREA DE VISUALIZAÇÃO DE SALDO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4.1cm" svg:x2="25.9cm" svg:y2="4.1cm">
          <text:p/>
        </draw:line>
        <draw:custom-shape draw:style-name="gr17" draw:text-style-name="P21" draw:layer="layout" svg:width="11.5cm" svg:height="1.6cm" svg:x="25.9cm" svg:y="3.9cm">
          <text:p text:style-name="P13">ÁREA DE DESCRIÇÃO (LABEL)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6.7cm">
          <text:p text:style-name="P13">SALDO: 10000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9.1cm">
          <text:p text:style-name="P13">VALOR A SACAR: R$ 0.00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2.671cm" svg:y="13.185cm">
          <text:p text:style-name="P13">CORRIG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7.771cm" svg:y="13.185cm">
          <text:p text:style-name="P13">CANCELAR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11.5cm" svg:y="16.8cm">
          <text:p text:style-name="P13">VOLTA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7.2cm" svg:y1="13.1cm" svg:x2="3.4cm" svg:y2="13.2cm">
          <text:p/>
        </draw:line>
        <draw:custom-shape draw:style-name="gr21" draw:text-style-name="P21" draw:layer="layout" svg:width="8.2cm" svg:height="2.9cm" svg:x="-4.7cm" svg:y="12.2cm">
          <text:p text:style-name="P13">BOTÕES: 20X20 CM</text:p>
          <text:p text:style-name="P13"/>
          <text:p text:style-name="P13">“VOLTAR” - 30X30 CM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6.8cm" svg:x2="25.7cm" svg:y2="6.8cm">
          <text:p/>
        </draw:line>
        <draw:line draw:style-name="gr15" draw:text-style-name="P11" draw:layer="layout" svg:x1="23.2cm" svg:y1="10.4cm" svg:x2="27.2cm" svg:y2="10.4cm">
          <text:p/>
        </draw:line>
        <draw:custom-shape draw:style-name="gr22" draw:text-style-name="P21" draw:layer="layout" svg:width="10.3cm" svg:height="6.2cm" svg:x="27.2cm" svg:y="10.3cm">
          <text:p text:style-name="P13">ÁREA DE SAIDA: </text:p>
          <text:p text:style-name="P13"/>
          <text:p text:style-name="P13">LEITURA USUÁRIO (DOUBLE)</text:p>
          <text:p text:style-name="P13"/>
          <text:p text:style-name="P13">VALORASACAR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7cm" svg:height="1.8cm" svg:x="6.1cm" svg:y="4.1cm">
          <text:p text:style-name="P13">QUANTO QUER TRANSFERIR ?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7.1cm" svg:height="1.2cm" svg:x="6cm" svg:y="2.201cm">
          <text:p text:style-name="P15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029cm" svg:height="1.2cm" svg:x="7.171cm" svg:y="13.185cm">
          <text:p text:style-name="P13">CONFIRMAR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8.782cm" svg:height="0.962cm" svg:x="10.9cm" svg:y="0.501cm">
          <draw:text-box>
            <text:p text:style-name="P18">TELA DE TRANSFERENCIA </text:p>
          </draw:text-box>
        </draw:frame>
        <draw:custom-shape draw:style-name="gr14" draw:text-style-name="P20" draw:layer="layout" svg:width="5.9cm" svg:height="1.2cm" svg:x="-7.2cm" svg:y="1.3cm">
          <text:p text:style-name="P13">TRANSFERÊNCIA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2.9cm" svg:height="2.9cm" svg:x="25.7cm" svg:y="6.3cm">
          <text:p text:style-name="P13">ÁREA DE VISUALIZAÇÃO: </text:p>
          <text:p text:style-name="P13"/>
          <text:p text:style-name="P13">SALDO+CPF-CONTA A RECEBE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4.1cm" svg:x2="25.9cm" svg:y2="4.1cm">
          <text:p/>
        </draw:line>
        <draw:custom-shape draw:style-name="gr17" draw:text-style-name="P21" draw:layer="layout" svg:width="11.5cm" svg:height="1.6cm" svg:x="25.9cm" svg:y="3.9cm">
          <text:p text:style-name="P13">ÁREA DE DESCRIÇÃO (LABEL)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8.5cm" svg:height="2cm" svg:x="6.1cm" svg:y="6.7cm">
          <text:p text:style-name="P13">SALDO: 10000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1cm" svg:y="9.1cm">
          <text:p text:style-name="P13">VALOR A TRANSFERIR: R$ 0.00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2.671cm" svg:y="13.185cm">
          <text:p text:style-name="P13">CORRIG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7.771cm" svg:y="13.185cm">
          <text:p text:style-name="P13">CANCELAR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11.5cm" svg:y="16.8cm">
          <text:p text:style-name="P13">VOLTA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7.2cm" svg:y1="13.1cm" svg:x2="3.4cm" svg:y2="13.2cm">
          <text:p/>
        </draw:line>
        <draw:custom-shape draw:style-name="gr21" draw:text-style-name="P21" draw:layer="layout" svg:width="8.2cm" svg:height="2.9cm" svg:x="-4.7cm" svg:y="12.2cm">
          <text:p text:style-name="P13">BOTÕES: 20X20 CM</text:p>
          <text:p text:style-name="P13"/>
          <text:p text:style-name="P13">“VOLTAR” - 30X30 CM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6.8cm" svg:x2="25.7cm" svg:y2="6.8cm">
          <text:p/>
        </draw:line>
        <draw:line draw:style-name="gr15" draw:text-style-name="P11" draw:layer="layout" svg:x1="23.2cm" svg:y1="10.4cm" svg:x2="27.2cm" svg:y2="10.4cm">
          <text:p/>
        </draw:line>
        <draw:custom-shape draw:style-name="gr22" draw:text-style-name="P21" draw:layer="layout" svg:width="10.3cm" svg:height="6.2cm" svg:x="27.2cm" svg:y="10.3cm">
          <text:p text:style-name="P13">ÁREA DE SAIDA: </text:p>
          <text:p text:style-name="P13"/>
          <text:p text:style-name="P13">LEITURA USUÁRIO (DOUBLE)</text:p>
          <text:p text:style-name="P13"/>
          <text:p text:style-name="P13">VALORATRANSFERIR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7.9cm" svg:height="2cm" svg:x="15.2cm" svg:y="6.7cm">
          <text:p text:style-name="P13">PARA: ***************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7.1cm" svg:height="1.2cm" svg:x="6cm" svg:y="2.201cm">
          <text:p text:style-name="P15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029cm" svg:height="1.2cm" svg:x="7.171cm" svg:y="13.185cm">
          <text:p text:style-name="P13">CONFIRMAR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5.62cm" svg:height="0.962cm" svg:x="10.9cm" svg:y="0.501cm">
          <draw:text-box>
            <text:p text:style-name="P18">TELA DE SALDO </text:p>
          </draw:text-box>
        </draw:frame>
        <draw:custom-shape draw:style-name="gr14" draw:text-style-name="P20" draw:layer="layout" svg:width="5.9cm" svg:height="1.2cm" svg:x="-7.2cm" svg:y="1.3cm">
          <text:p text:style-name="P13">TRANSFERÊNCIA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2.9cm" svg:height="2.9cm" svg:x="25.8cm" svg:y="4.1cm">
          <text:p text:style-name="P13">ÁREA DE VISUALIZAÇÃO: </text:p>
          <text:p text:style-name="P13"/>
          <text:p text:style-name="P13">SALDO+CPF-CONTA A RECEBE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4.1cm" svg:x2="25.9cm" svg:y2="4.1cm">
          <text:p/>
        </draw:line>
        <draw:custom-shape draw:style-name="gr26" draw:text-style-name="P14" draw:layer="layout" svg:width="17.1cm" svg:height="2cm" svg:x="6.1cm" svg:y="4.2cm">
          <text:p text:style-name="P13">SALDO: ****************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035cm" svg:y="6.768cm">
          <text:p text:style-name="P13">CONFIRME PARA VER SEU SALDO: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2.671cm" svg:y="13.185cm">
          <text:p text:style-name="P13">CORRIG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29cm" svg:height="1.2cm" svg:x="17.771cm" svg:y="13.185cm">
          <text:p text:style-name="P13">CANCELAR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7.2cm" svg:y="16.8cm">
          <text:p text:style-name="P13">VOLTA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7.2cm" svg:y1="13.1cm" svg:x2="3.4cm" svg:y2="13.2cm">
          <text:p/>
        </draw:line>
        <draw:custom-shape draw:style-name="gr21" draw:text-style-name="P21" draw:layer="layout" svg:width="8.2cm" svg:height="2.9cm" svg:x="-4.7cm" svg:y="12.2cm">
          <text:p text:style-name="P13">BOTÕES: 20X20 CM</text:p>
          <text:p text:style-name="P13"/>
          <text:p text:style-name="P13">“VOLTAR” - 30X30 CM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035cm" svg:y="8.668cm">
          <text:p text:style-name="P13">********************************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cm" svg:y1="7.4cm" svg:x2="27cm" svg:y2="7.4cm">
          <text:p/>
        </draw:line>
        <draw:custom-shape draw:style-name="gr13" draw:text-style-name="P14" draw:layer="layout" svg:width="17cm" svg:height="2cm" svg:x="6.035cm" svg:y="6.768cm">
          <text:p text:style-name="P13">CONFIRME PARA VER SEU SALDO: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7cm" svg:height="2cm" svg:x="6.035cm" svg:y="6.768cm">
          <text:p text:style-name="P13">CONFIRME PARA VER SEU SALDO: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2.9cm" svg:height="2.2cm" svg:x="25.8cm" svg:y="7.3cm">
          <text:p text:style-name="P13">ÁREA DE DESCRIÇÃO (LABEL)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3.133cm" svg:y1="10.476cm" svg:x2="27.033cm" svg:y2="10.476cm">
          <text:p/>
        </draw:line>
        <draw:custom-shape draw:style-name="gr27" draw:text-style-name="P21" draw:layer="layout" svg:width="12.9cm" svg:height="2.2cm" svg:x="26cm" svg:y="10.4cm">
          <text:p text:style-name="P13">ÁREA DE SAIDA:</text:p>
          <text:p text:style-name="P13"/>
          <text:p text:style-name="P13">LEITURA USUÁRIO(DOUBLE) 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16.2cm" svg:y="16.8cm">
          <text:p text:style-name="P13">OPÇÕES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17.07cm" svg:height="17.3cm" svg:x="6.03cm" svg:y="2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7.1cm" svg:height="1.2cm" svg:x="6cm" svg:y="2.201cm">
          <text:p text:style-name="P15">ECOBANCO <text:s text:c="7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029cm" svg:height="1.2cm" svg:x="12.3cm" svg:y="14.6cm">
          <text:p text:style-name="P13">CONFIRMAR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8.905cm" svg:height="0.962cm" svg:x="10.9cm" svg:y="0.501cm">
          <draw:text-box>
            <text:p text:style-name="P18">TELA DE SALDO - OPÇOES </text:p>
          </draw:text-box>
        </draw:frame>
        <draw:line draw:style-name="gr15" draw:text-style-name="P11" draw:layer="layout" svg:x1="23.1cm" svg:y1="4.1cm" svg:x2="25.9cm" svg:y2="4.1cm">
          <text:p/>
        </draw:line>
        <draw:custom-shape draw:style-name="gr26" draw:text-style-name="P14" draw:layer="layout" svg:width="17.1cm" svg:height="2cm" svg:x="6.1cm" svg:y="4.2cm">
          <text:p text:style-name="P13">O QUE DESEJA FAZER ?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9cm" svg:height="1.2cm" svg:x="11.3cm" svg:y="16.8cm">
          <text:p text:style-name="P13">VOLTAR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0.1cm" svg:height="4.4cm" svg:x="-4.9cm" svg:y="8.6cm">
          <text:p text:style-name="P13">BOTÕES: 20X20 CM</text:p>
          <text:p text:style-name="P13"/>
          <text:p text:style-name="P13">“VOLTAR” - 30X30 CM</text:p>
          <text:p text:style-name="P13"/>
          <text:p text:style-name="P13">“ADD A POUPANÇA” - 35X35 CM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2.9cm" svg:height="2.2cm" svg:x="25.6cm" svg:y="4.1cm">
          <text:p text:style-name="P13">ÁREA DE DESCRIÇÃO (LABEL)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029cm" svg:height="1.2cm" svg:x="12.271cm" svg:y="9.5cm">
          <text:p text:style-name="P13">INVESTIR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cm" svg:height="1.2cm" svg:x="10.9cm" svg:y="7.2cm">
          <text:p text:style-name="P13">ADD A POUPANÇA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029cm" svg:height="1.2cm" svg:x="12.271cm" svg:y="11.9cm">
          <text:p text:style-name="P13">SEGURO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4T11:15:41.390000000</meta:creation-date>
    <dc:date>2022-11-14T12:25:32.715000000</dc:date>
    <meta:editing-duration>PT7M35S</meta:editing-duration>
    <meta:editing-cycles>1</meta:editing-cycles>
    <meta:document-statistic meta:object-count="117"/>
    <meta:generator>LibreOffice/4.4.7.2$Windows_x86 LibreOffice_project/f3153a8b245191196a4b6b9abd1d0da16eead600</meta:generator>
  </office:meta>
</office:document-meta>
</file>